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a6a" officeooo:paragraph-rsid="00193a6a"/>
    </style:style>
    <style:style style:name="P2" style:family="paragraph" style:parent-style-name="Standard">
      <style:text-properties officeooo:paragraph-rsid="00193a6a"/>
    </style:style>
    <style:style style:name="P3" style:family="paragraph" style:parent-style-name="Standard">
      <style:text-properties fo:font-weight="bold" officeooo:rsid="00193a6a" officeooo:paragraph-rsid="00193a6a" style:font-weight-asian="bold" style:font-weight-complex="bold"/>
    </style:style>
    <style:style style:name="P4" style:family="paragraph" style:parent-style-name="Standard">
      <style:text-properties fo:font-size="13pt" fo:font-weight="bold" officeooo:rsid="00193a6a" officeooo:paragraph-rsid="00193a6a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8pt" fo:font-weight="bold" officeooo:rsid="00193a6a" officeooo:paragraph-rsid="00193a6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officeooo:rsid="00193a6a" officeooo:paragraph-rsid="00193a6a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language="mk" fo:country="MK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language="mk" fo:country="MK" fo:font-weight="bold"/>
    </style:style>
    <style:style style:name="P10" style:family="paragraph" style:parent-style-name="Standard">
      <style:text-properties officeooo:paragraph-rsid="00193a6a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language="mk" fo:country="MK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language="mk" fo:country="MK" officeooo:paragraph-rsid="001d0d6b"/>
    </style:style>
    <style:style style:name="T1" style:family="text">
      <style:text-properties officeooo:rsid="00193a6a"/>
    </style:style>
    <style:style style:name="T2" style:family="text">
      <style:text-properties fo:language="mk" fo:country="MK"/>
    </style:style>
    <style:style style:name="T3" style:family="text">
      <style:text-properties fo:language="mk" fo:country="MK" fo:font-weight="bold"/>
    </style:style>
    <style:style style:name="T4" style:family="text">
      <style:text-properties fo:language="mk" fo:country="MK" fo:font-weight="bold" officeooo:rsid="00193a6a" style:font-weight-asian="bold" style:font-weight-complex="bold"/>
    </style:style>
    <style:style style:name="T5" style:family="text">
      <style:text-properties fo:language="mk" fo:country="MK" fo:font-weight="normal" style:font-weight-asian="normal" style:font-weight-complex="normal"/>
    </style:style>
    <style:style style:name="T6" style:family="text">
      <style:text-properties fo:language="mk" fo:country="MK" fo:font-weight="normal" officeooo:rsid="00193a6a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3a6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0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upa 1:</text:p>
      <text:p text:style-name="P1"><text:s/></text:p>
      <text:p text:style-name="P6">Lab <text:span text:style-name="T11">5</text:span>:</text:p>
      <text:p text:style-name="P4"/>
      <text:p text:style-name="P2"><text:span text:style-name="T1"><text:tab/></text:span><text:bookmark text:name="yui_3_17_2_1_1733766477625_168"/><text:bookmark text:name="yui_3_17_2_1_1733766477625_169"/><text:span text:style-name="T9">Zad 1: </text:span><text:bookmark text:name="yui_3_17_2_1_1736452897797_113"/><text:bookmark text:name="yui_3_17_2_1_1736452897797_112"/><text:span text:style-name="T6">Една компанија има потреба од систем за распределба на задачи по вработени. За секој вработен се знае името, презимето, број за идентификација, работна позиција и искуство. За секоја задача се знае содржината на задачата, на кој вработен е доделена истата, статус (активна/завршена) и крајниот рок до кој задачата треба да биде завршена. Со помош на хеш табели да се реализира чување на информациите за вработените и задачите. </text:span></text:p>
      <text:p text:style-name="P8"><text:bookmark text:name="yui_3_17_2_1_1736452897797_118"/>Потоа, да се внесе информација за два вработени и за нив да се прикажат активните задачи кои им се доделени. Доколку е внесена невалидна информација за вработен, да се прикаже порака за грешка. Доколку вработениот нема активни задачи да се испечати порака која го известува корисникот за тоа. </text:p>
      <text:p text:style-name="P2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50:57.330603692</meta:creation-date>
    <dc:date>2025-01-09T21:01:56.199685957</dc:date>
    <meta:editing-duration>PT2H4M5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21" meta:character-count="743" meta:non-whitespace-character-count="622"/>
  </office:meta>
</office:document-meta>
</file>